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Arial" fo:font-size="16pt" style:font-size-asian="16pt" style:font-size-complex="16pt"/>
    </style:style>
    <style:style style:name="P2" style:family="paragraph" style:parent-style-name="Heading_20_1">
      <style:paragraph-properties fo:line-height="100%"/>
      <style:text-properties style:font-name="Arial" fo:font-size="16pt" fo:language="fr" fo:country="FR" style:font-size-asian="16pt" style:font-size-complex="16pt"/>
    </style:style>
    <style:style style:name="P3" style:family="paragraph" style:parent-style-name="Heading_20_1">
      <style:text-properties fo:language="fr" fo:country="FR"/>
    </style:style>
    <style:style style:name="P4" style:family="paragraph" style:parent-style-name="Heading_20_3">
      <style:paragraph-properties fo:line-height="100%"/>
      <style:text-properties style:font-name="Arial" fo:font-size="13pt" fo:language="fr" fo:country="FR" officeooo:rsid="00131717" officeooo:paragraph-rsid="00131717" style:font-size-asian="13pt" style:font-size-complex="13pt"/>
    </style:style>
    <style:style style:name="P5" style:family="paragraph" style:parent-style-name="Heading_20_3">
      <style:paragraph-properties fo:line-height="100%"/>
      <style:text-properties style:font-name="Arial" fo:font-size="13pt" fo:language="fr" fo:country="FR" officeooo:rsid="00179b5d" officeooo:paragraph-rsid="00179b5d" style:font-size-asian="13pt" style:font-size-complex="13pt"/>
    </style:style>
    <style:style style:name="P6" style:family="paragraph" style:parent-style-name="Heading_20_3">
      <style:text-properties officeooo:rsid="001ab40c" officeooo:paragraph-rsid="001ab40c"/>
    </style:style>
    <style:style style:name="P7" style:family="paragraph" style:parent-style-name="Text_20_body">
      <style:paragraph-properties fo:line-height="100%"/>
      <style:text-properties officeooo:paragraph-rsid="001ab40c"/>
    </style:style>
    <style:style style:name="P8" style:family="paragraph" style:parent-style-name="Text_20_body">
      <style:paragraph-properties fo:line-height="100%"/>
      <style:text-properties style:font-name="Arial" fo:font-size="11pt" fo:language="fr" fo:country="FR" officeooo:rsid="00131717" officeooo:paragraph-rsid="00131717" style:font-size-asian="11pt" style:font-size-complex="11pt"/>
    </style:style>
    <style:style style:name="P9" style:family="paragraph" style:parent-style-name="Text_20_body">
      <style:paragraph-properties fo:line-height="100%"/>
      <style:text-properties style:font-name="Arial" fo:font-size="11pt" fo:language="fr" fo:country="FR" officeooo:paragraph-rsid="00160f54" style:font-size-asian="11pt" style:font-size-complex="11pt"/>
    </style:style>
    <style:style style:name="P10" style:family="paragraph" style:parent-style-name="Text_20_body">
      <style:paragraph-properties fo:line-height="100%"/>
      <style:text-properties style:font-name="Arial" fo:font-size="11pt" fo:language="fr" fo:country="FR" officeooo:rsid="00117a7d" officeooo:paragraph-rsid="00117a7d" style:font-size-asian="11pt" style:font-size-complex="11pt"/>
    </style:style>
    <style:style style:name="P11" style:family="paragraph" style:parent-style-name="Text_20_body">
      <style:paragraph-properties fo:line-height="100%"/>
      <style:text-properties style:font-name="Arial" fo:font-size="11pt" fo:language="fr" fo:country="FR" officeooo:rsid="00129f47" officeooo:paragraph-rsid="001b9921" style:font-size-asian="11pt" style:font-size-complex="11pt"/>
    </style:style>
    <style:style style:name="P12" style:family="paragraph" style:parent-style-name="Text_20_body">
      <style:paragraph-properties fo:line-height="100%"/>
      <style:text-properties style:font-name="Arial" fo:font-size="11pt" fo:language="fr" fo:country="FR" officeooo:rsid="00160f54" officeooo:paragraph-rsid="00160f54" style:font-size-asian="11pt" style:font-size-complex="11pt"/>
    </style:style>
    <style:style style:name="P13" style:family="paragraph" style:parent-style-name="Text_20_body">
      <style:paragraph-properties fo:line-height="100%"/>
      <style:text-properties style:font-name="Arial" fo:font-size="11pt" fo:language="fr" fo:country="FR" officeooo:rsid="0018eebf" officeooo:paragraph-rsid="0018eebf" style:font-size-asian="11pt" style:font-size-complex="11pt"/>
    </style:style>
    <style:style style:name="P14" style:family="paragraph" style:parent-style-name="Text_20_body">
      <style:paragraph-properties fo:line-height="100%"/>
      <style:text-properties style:font-name="Arial" fo:font-size="11pt" fo:language="fr" fo:country="FR" fo:font-weight="normal" officeooo:rsid="0018eebf" officeooo:paragraph-rsid="0018eebf" style:font-size-asian="9.60000038146973pt" style:font-weight-asian="normal" style:font-size-complex="11pt" style:font-weight-complex="normal"/>
    </style:style>
    <style:style style:name="P15" style:family="paragraph" style:parent-style-name="Text_20_body">
      <style:paragraph-properties fo:line-height="100%"/>
      <style:text-properties fo:font-size="11pt" officeooo:paragraph-rsid="00179b5d" style:font-size-asian="11pt" style:font-size-complex="11pt"/>
    </style:style>
    <style:style style:name="P16" style:family="paragraph" style:parent-style-name="Title">
      <style:text-properties fo:font-size="22pt" fo:language="fr" fo:country="FR" officeooo:paragraph-rsid="00117a7d" style:font-size-asian="22pt" style:font-size-complex="22pt"/>
    </style:style>
    <style:style style:name="T1" style:family="text">
      <style:text-properties officeooo:rsid="00117a7d"/>
    </style:style>
    <style:style style:name="T2" style:family="text">
      <style:text-properties officeooo:rsid="00129f47"/>
    </style:style>
    <style:style style:name="T3" style:family="text">
      <style:text-properties fo:font-weight="bold" style:font-weight-asian="bold" style:font-weight-complex="bold"/>
    </style:style>
    <style:style style:name="T4" style:family="text">
      <style:text-properties fo:font-weight="bold" officeooo:rsid="00179b5d" style:font-weight-asian="bold" style:font-weight-complex="bold"/>
    </style:style>
    <style:style style:name="T5" style:family="text">
      <style:text-properties officeooo:rsid="00131717"/>
    </style:style>
    <style:style style:name="T6" style:family="text">
      <style:text-properties fo:font-weight="normal" officeooo:rsid="00131717" style:font-weight-asian="normal" style:font-weight-complex="normal"/>
    </style:style>
    <style:style style:name="T7" style:family="text">
      <style:text-properties officeooo:rsid="0015369b"/>
    </style:style>
    <style:style style:name="T8" style:family="text">
      <style:text-properties style:text-underline-style="none"/>
    </style:style>
    <style:style style:name="T9" style:family="text">
      <style:text-properties style:text-underline-style="none" officeooo:rsid="00160f54"/>
    </style:style>
    <style:style style:name="T10" style:family="text">
      <style:text-properties style:text-underline-style="none" officeooo:rsid="00179b5d"/>
    </style:style>
    <style:style style:name="T11" style:family="text">
      <style:text-properties style:text-underline-style="solid" style:text-underline-width="auto" style:text-underline-color="font-color" officeooo:rsid="00160f54"/>
    </style:style>
    <style:style style:name="T12" style:family="text">
      <style:text-properties officeooo:rsid="001a922b"/>
    </style:style>
    <style:style style:name="T13" style:family="text">
      <style:text-properties officeooo:rsid="001ab40c"/>
    </style:style>
    <style:style style:name="T14" style:family="text">
      <style:text-properties style:font-name="Arial" fo:font-size="11pt" fo:language="fr" fo:country="FR" officeooo:rsid="00179b5d" style:font-size-asian="11pt" style:font-size-complex="11pt"/>
    </style:style>
    <style:style style:name="T15" style:family="text">
      <style:text-properties style:font-name="Arial" fo:font-size="11pt" fo:language="fr" fo:country="FR" officeooo:rsid="0018eebf" style:font-size-asian="11pt" style:font-size-complex="11pt"/>
    </style:style>
    <style:style style:name="T16" style:family="text">
      <style:text-properties style:font-name="Arial" fo:font-size="11pt" fo:language="fr" fo:country="FR" officeooo:rsid="001ab40c" style:font-size-asian="11pt" style:font-size-complex="11pt"/>
    </style:style>
    <style:style style:name="T17" style:family="text">
      <style:text-properties style:font-name="Arial" fo:font-size="11pt" fo:language="fr" fo:country="FR" officeooo:rsid="001b9921" style:font-size-asian="11pt" style:font-size-complex="11pt"/>
    </style:style>
    <style:style style:name="T18" style:family="text">
      <style:text-properties style:font-name="Arial" fo:font-size="13pt" fo:language="fr" fo:country="FR" officeooo:rsid="00179b5d" style:font-size-asian="13pt" style:font-size-complex="13pt"/>
    </style:style>
    <style:style style:name="T19" style:family="text">
      <style:text-properties style:font-name="Arial" fo:language="fr" fo:country="FR" officeooo:rsid="00179b5d"/>
    </style:style>
    <style:style style:name="T20" style:family="text">
      <style:text-properties style:font-name="Arial" fo:language="fr" fo:country="FR" officeooo:rsid="0018eebf"/>
    </style:style>
    <style:style style:name="T21" style:family="text">
      <style:text-properties style:font-name="Arial" fo:language="fr" fo:country="FR" officeooo:rsid="001ab40c"/>
    </style:style>
    <style:style style:name="T22" style:family="text">
      <style:text-properties fo:font-size="13pt" officeooo:rsid="00131717" style:font-size-asian="13pt" style:font-size-complex="13pt"/>
    </style:style>
    <style:style style:name="T23" style:family="text">
      <style:text-properties fo:font-size="13pt" fo:font-weight="bold" officeooo:rsid="00179b5d" style:font-size-asian="13pt" style:font-weight-asian="bold" style:font-size-complex="13pt" style:font-weight-complex="bold"/>
    </style:style>
    <style:style style:name="T24" style:family="text">
      <style:text-properties fo:font-size="13pt" fo:font-weight="normal" officeooo:rsid="00131717"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5 - Utilisez les données publiques de l'OpenFoodFacts</text:p>
      <text:h text:style-name="P3" text:outline-level="1"/>
      <text:p text:style-name="P8">lien github : https://github.com/jmlm74/P5-OpenFoodFacts.git</text:p>
      <text:h text:style-name="P2" text:outline-level="1">Démarche</text:h>
      <text:h text:style-name="P6" text:outline-level="3">Architecture</text:h>
      <text:p text:style-name="P9"><text:span text:style-name="T1">Le programme est architecturé sous l’architecture MV.C : Modèle – Vue – Contrôleur.</text:span></text:p>
      <text:p text:style-name="P9"><text:span text:style-name="T1"><text:line-break/>La partie modèle (répertoire models) concerne tout ce qui a trait aux données et à la base de données.<text:line-break/>La partie vue (répertoire Views) contient tout ce qui est de l’interface (ici en mode texte). En gros les display.<text:line-break/>La partie controleur (répertoire controls) contient la logique du programme.<text:line-break/>A la racine du projet se trouve le main qui n’est en fait que le démarrage de l’application et un fichier Setup.py qui contient le paramétrage (nom et emplacement de la base de donnée, catégories des produits a récupérer...)</text:span></text:p>
      <text:p text:style-name="P10">Ce type d’architecture est couramment utilisée dans les développements modernes <text:span text:style-name="T2">et par de nombreux frameworks de développement.</text:span></text:p>
      <text:p text:style-name="P7"><text:span text:style-name="T16">Chaque table est declarée par une classe. Chaque classe fait l’objet d’un fichier du nom de la classe.<text:line-break/>Les classes presentant les tables ainsi que les methodes associées (requetes de recherche par id remontant 1 ou plusieurs lignes) sont stockeés dans le repertoire models<text:line-break/>La partie menu, tableaux, affichage des details… est gérée par une classe stocké dans un fichier du répertoire views.<text:line-break/>Les interaction utilisateurs et la logique sont stockées dans un classe d’un fichier du repertoire Controlers.<text:line-break/>Le module jmlmtools/jmlmtools.py comprend quant à lui des outils tels que clearscreen, la colorisation des menus… ainsi que la connexion à la base de données. </text:span><text:span text:style-name="T17">Ce module est en fait un module que je réutilise (et enrichit) à chaque nouveau projet.</text:span></text:p>
      <text:h text:style-name="P4" text:outline-level="3">La base de données</text:h>
      <text:p text:style-name="P8">Un fichier PDF <text:span text:style-name="T7">des schéma de base est dans le répertoire “doc” du repo github.<text:line-break/></text:span>Sous MySQL elle est composée de <text:span text:style-name="T7">5 tables dont 2 sont des résultantes d’une relation de plusieurs à plusieurs.<text:line-break/>Chaque table s’appelle T_* et dispose d’une clé primaire.<text:line-break/>- T_Products <text:tab/>→ Contient les produits avec leur détail (URL, nutriscore, idcategory). Reliée à la table des catégories par une contrainte sur idcategory.<text:line-break/>- T_Category <text:tab/>→ Contient les catégories (id et libellé) auxquelles appartiennent les produits.<text:line-break/>- T_Stores <text:tab/>→ Contient les magasins (notés brands dans l’API) des produits.<text:line-break/>- T_Products_stores → Relation many to many entre T_Products et T_Stores : 1 produit est disponible dans plusieurs magasins et un magasin contient plusieurs produits.</text:span><text:span text:style-name="T11"><text:line-break/></text:span><text:span text:style-name="T9">- T_bookmarks → Sert a enregistrer les substitutions. Consiste en fait a une relation de plusieurs à </text:span><text:soft-page-break/><text:span text:style-name="T9">plusieurs entre les produits : 1 produits peut avoir plusieurs substituts et 1 substitut peut être le substitut de plusieurs produits</text:span></text:p>
      <text:p text:style-name="P12"><text:span text:style-name="T8">La récupération des données se fait grâce à l’API OpenFoodFacts. Les produits sont récupérés par catégorie. Une table temporaire est créé afin de mettre les résultats bruts des requêtes. Ces données sont ensuite légèrement travaillées afin d’éviter les doublons, les données à vide… </text:span><text:span text:style-name="T10">puis</text:span><text:span text:style-name="T8"> insérées dans les tables définitives. </text:span><text:span text:style-name="T10">La table temporaire est ensuite supprimée.</text:span></text:p>
      <text:p text:style-name="P12"><text:span text:style-name="T10"/></text:p>
      <text:h text:style-name="P5" text:outline-level="3">Le programme</text:h>
      <text:p text:style-name="P11"><text:span text:style-name="T19">Le programme a été fait sous forme de package python. C’est à dir</text:span><text:span text:style-name="T5">e</text:span><text:span text:style-name="T19"> qu’il doit être lancé par la commande </text:span><text:span text:style-name="T4">python -m </text:span><text:span text:style-name="T6">(explications dans le readme.md). Il peut se lancer sans paramètres → lancement du programme principal ou avec les paramètres suivants : <text:line-break/>- -d test → teste la connexion, à la base, l’existence des tables et si les données de OpenFoodFacts ne sont pas trop anciennes.<text:line-break/>- -d create → (re)crée les tables et les rempli avec les données récupérées via l’API fournie par OpenFoodFacts</text:span></text:p>
      <text:p text:style-name="P15"><text:span text:style-name="T19">Le programme est </text:span><text:span text:style-name="T20">tout d’abord </text:span><text:span text:style-name="T19">une suite de menu</text:span><text:span text:style-name="T20">s</text:span><text:span text:style-name="T19"> permettant de choisir une catégorie puis un produit dans cette catégorie.<text:line-break/>L’utilisateur peut ensuite voir le détail du produit (ici les nutriscore, l’url e</text:span><text:span text:style-name="T21">t </text:span><text:span text:style-name="T19">les magasins disposant de ce produit) ainsi qu’un tableau présentant touts les produits de la même catégorie ayant un nutriscore inférieur ou égal. A ce moment l’utilisateur peut choisir un ou plusieurs produits de substitution afin qu’ils soient enregistrés comme favoris.<text:line-break/>L’utilisateur peut aussi voir tous les produits qu’il a enregistré en tant que favori. Cela lui affiche un tableau du type produit X → Favori. Il peut alors choisir un produit afin de visualiser le détail du produits et de son ou ses favoris enregistrés.</text:span></text:p>
      <text:p text:style-name="P13">Les menus ont été colorisés grâce à des “séquences escape” insérées au display. Ils ont aussi été faits avec les modules prompt_toolkit et PyInquirer<text:line-break/>Les tableaux ont été faits grâce au module prettytable.</text:p>
      <text:p text:style-name="P13">Toutes les urls affichées sont cliquables et renvoient <text:span text:style-name="T13">vers le produit </text:span>sur le site de l’OpenFoodFacts.</text:p>
      <text:h text:style-name="P1" text:outline-level="1"/>
      <text:h text:style-name="P1" text:outline-level="1">Les difficultés</text:h>
      <text:p text:style-name="P14">La principale difficulté fut de trouver des données cohérentes sans en récupérer de trop via l’API.</text:p>
      <text:p text:style-name="P14">En effet, les données mises <text:span text:style-name="T12">à</text:span> dispo<text:span text:style-name="T12">sition</text:span> ne sont pas toujours bien renseignées (champs a vides, doublons…) J’ai donc choisi de limiter le nombre de catégories et de produits afin en plus de ne pas surcharger le serveur de requêtes inutiles. Pour cela je me suis limité a 8 catégories et à 3 pages de 20 produits par catégorie en prenant volontairement les pages 2-4 et 6 <text:s/>pour chaque produi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1-01T14:28:30.863048091</meta:creation-date>
    <meta:generator>LibreOffice/6.3.5.2$Linux_X86_64 LibreOffice_project/30$Build-2</meta:generator>
    <meta:editing-cycles>0</meta:editing-cycles>
    <meta:editing-duration>P0D</meta:editing-duration>
    <meta:document-statistic meta:table-count="0" meta:image-count="0" meta:object-count="0" meta:page-count="2" meta:paragraph-count="19" meta:word-count="807" meta:character-count="5024" meta:non-whitespace-character-count="4228"/>
  </office:meta>
</office:document-meta>
</file>